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nstallation Instructions</text:span></text:p>
      <text:p text:style-name="P1"><text:span text:style-name="T2">You can install the android build using 2 methods.</text:span></text:p>
      <text:p text:style-name="P1"><text:span text:style-name="T3">1) Direct .apk file Installation by copying it to phone internal storage.(Simplest Way)</text:span><text:span text:style-name="T4"/></text:p>
      <text:p text:style-name="P1"><text:span text:style-name="T5">Step 1: Go to<text:s/></text:span><text:a xlink:href="https://github.com/antonyphp/weather-station-model/tree/master/Builds"><text:span text:style-name="T6">https://github.com/antonyphp/weather-station-model/tree/master/Builds</text:span></text:a><text:span text:style-name="T7"/></text:p>
      <text:p text:style-name="P1"><text:span text:style-name="T7">step 2 : Right click on "weather-station.apk" and select "save link as". Save it in any Computer location.</text:span></text:p>
      <text:p text:style-name="P1"><text:span text:style-name="T7">Step 3 : Copy<text:s text:c="2"/>"weather-station.apk"<text:s text:c="2"/>to Android Phone storage.</text:span></text:p>
      <text:p text:style-name="P1"><text:span text:style-name="T7">step 4 : Open "weather-station.apk"<text:s text:c="2"/>from Android phone using any File explorer application(eg:EsFile Explorer).</text:span></text:p>
      <text:p text:style-name="P1"><text:span text:style-name="T7">step 5 : Tap on Install and follow install instrctions.</text:span></text:p>
      <text:p text:style-name="P1"><text:span text:style-name="T7"/></text:p>
      <text:p text:style-name="P1"><text:span text:style-name="T8">2)Clone Android Project from GitHub to Android Studio</text:span></text:p>
      <text:p text:style-name="P1"><text:span text:style-name="T9">Step 1: Use Git Gui window application(or source tree for mac &amp; linux) to clone github project to local machine.</text:span></text:p>
      <text:p text:style-name="P1"><text:span text:style-name="T9">Step 2 : Provide source location as<text:s/></text:span><text:a xlink:href="https://github.com/antonyphp/weather-station-model/tree/master/WeatherForecast"><text:span text:style-name="T10">https://github.com/antonyphp/weather-station-model/tree/master/WeatherForecast</text:span></text:a><text:span text:style-name="T11"><text:s/>and destination as any location in local machine.</text:span></text:p>
      <text:p text:style-name="P1"><text:span text:style-name="T11">step 3 : Open Android studio File &gt; Open then locate to clone destination path and open project.</text:span></text:p>
      <text:p text:style-name="P1"><text:span text:style-name="T11">step 4 : Connect an android phone to the computer(make sure that it is detected by Android Studio)</text:span></text:p>
      <text:p text:style-name="P1"><text:span text:style-name="T11">Step 4 : Once the project is opened completely in Android studio, select Run &gt; Run 'app'. The project will be installed on the phone and will be opened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